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bb2" officeooo:paragraph-rsid="00081bb2"/>
    </style:style>
    <style:style style:name="P2" style:family="paragraph" style:parent-style-name="Standard">
      <style:text-properties officeooo:rsid="000a0158" officeooo:paragraph-rsid="000a0158"/>
    </style:style>
    <style:style style:name="P3" style:family="paragraph" style:parent-style-name="Standard">
      <style:text-properties officeooo:rsid="000baa5b" officeooo:paragraph-rsid="000baa5b"/>
    </style:style>
    <style:style style:name="P4" style:family="paragraph" style:parent-style-name="Standard">
      <style:text-properties officeooo:rsid="000d0e36" officeooo:paragraph-rsid="000d0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list:</text:p>
      <text:p text:style-name="P1"/>
      <text:p text:style-name="P1"/>
      <text:p text:style-name="P1">1. goal updater: according to a criterion that I must set, the goal must be updated after one goal has been reached</text:p>
      <text:p text:style-name="P1">2. this goal updater must be called in the is_done func I guess.</text:p>
      <text:p text:style-name="P1"/>
      <text:p text:style-name="P1"/>
      <text:p text:style-name="P1"/>
      <text:p text:style-name="P2">3. normal kardan reward bar asas tool pare khat</text:p>
      <text:p text:style-name="P3">4. dadan goal dovvom be ghazie ta orientation ro hal kone</text:p>
      <text:p text:style-name="P4"/>
      <text:p text:style-name="P4"/>
      <text:p text:style-name="P4"/>
      <text:p text:style-name="P4">5. baraye control outer loop, mitunim az yek tedad ziad pare khat haye motasel estefade konim va bedim inner donbal kon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0:07:31.624537534</meta:creation-date>
    <dc:date>2022-10-30T17:12:06.409041645</dc:date>
    <meta:editing-duration>PT3M4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8" meta:character-count="414" meta:non-whitespace-character-count="341"/>
  </office:meta>
</office:document-meta>
</file>